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margin-top="0.3333in"/>
    </style:style>
    <style:style style:name="P18" style:parent-style-name="Nadpis1" style:family="paragraph">
      <style:paragraph-properties fo:margin-top="0.3333in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P23" style:parent-style-name="podpis" style:family="paragraph">
      <style:paragraph-properties fo:text-align="start" fo:margin-left="0in">
        <style:tab-stops/>
      </style:paragraph-properties>
    </style:style>
    <style:style style:name="P2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92/2024</text:p>
            <text:p text:style-name="Normální">KVOP-385/2025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M. P. A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Sdělení o vyřízení žádosti o informace</text:h>
      <text:h text:style-name="P18" text:outline-level="1">podle zákona č. 106/1999<text:s/>Sb., o svobodném přístupu k informacím</text:h>
      <text:p text:style-name="Základnítext">Vážená paní P. A.,</text:p>
      <text:p text:style-name="Základnítext">dne 2<text:span text:style-name="T19">3. 12</text:span>. 2024 obdržela Kancelář veřejného ochránce práv Vaši žádost o informace. Žádáte o zaslání<text:s/><text:span text:style-name="T20">sborníků Vězeňství I a Vězeňství II.</text:span></text:p>
      <text:p text:style-name="Základnítext"><text:span text:style-name="T21">Sborníky Vám zasílám v příloze.</text:span></text:p>
      <text:p text:style-name="Základnítext">S pozdravem</text:p>
      <text:p text:style-name="Základnítext"/>
      <text:p text:style-name="Základnítext"/>
      <text:p text:style-name="podpis">JUDr. Pavel<text:s/>Pořízek, Ph.D.</text:p>
      <text:p text:style-name="podpis">vedoucí Kanceláře veřejného ochránce práv</text:p>
      <text:p text:style-name="P22"/>
      <text:p text:style-name="P23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Sborník Vězeňství I</text:p>
      <text:p text:style-name="Normální">Sborník Vězeňství II</text:p>
      <text:p text:style-name="P24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3IJ4*</text:span></text:p>
        <text:p text:style-name="P12"><text:span text:style-name="T13">KVOPX00F3IJ4</text:span>KVOPX00F3IJ4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1-06T10:15:00Z</meta:creation-date>
    <dc:date>2025-01-06T10:25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78" meta:character-count="540" meta:row-count="3" meta:non-whitespace-character-count="463"/>
  </office:meta>
</office:document-meta>
</file>